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9800000341DCB7DCF524EC3E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394cm" svg:x="1cm" svg:y="8.272cm">
          <draw:image xlink:href="Pictures/100000000000059800000341DCB7DCF524EC3EDE.png" xlink:type="simple" xlink:show="embed" xlink:actuate="onLoad">
            <text:p/>
          </draw:image>
        </draw:frame>
        <draw:path draw:style-name="gr2" draw:text-style-name="P2" draw:layer="layout" svg:width="6.212cm" svg:height="0cm" draw:transform="rotate (-0.857654794430014) translate (5.572cm 11.795cm)" svg:viewBox="0 0 6213 1" svg:d="M0 0c2071 0 4142 0 6213 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21T12:14:45.470219480</dc:date>
    <meta:editing-duration>PT3M10S</meta:editing-duration>
    <meta:editing-cycles>1</meta:editing-cycles>
    <meta:generator>LibreOffice/5.3.6.1$Linux_X86_64 LibreOffice_project/30$Build-1</meta:generator>
    <meta:document-statistic meta:object-count="2"/>
  </office:meta>
</office:document-meta>
</file>